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 v.1.900" svg:font-family="'Awami Nastaliq Beta v.1.900'"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2"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style:font-name="Calibri2"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text-properties style:font-name-complex="Awami Nastaliq1"/>
    </style:style>
    <style:style style:name="P6" style:family="paragraph" style:parent-style-name="Heading_20_3">
      <style:text-properties style:font-name="Calibri2"/>
    </style:style>
    <style:style style:name="P7" style:family="paragraph" style:parent-style-name="Heading_20_3">
      <style:text-properties officeooo:paragraph-rsid="00583c80"/>
    </style:style>
    <style:style style:name="P8" style:family="paragraph" style:parent-style-name="Heading_20_3">
      <style:text-properties officeooo:paragraph-rsid="0058db7e"/>
    </style:style>
    <style:style style:name="P9" style:family="paragraph" style:parent-style-name="Title">
      <style:text-properties style:font-name="Calibri2"/>
    </style:style>
    <style:style style:name="P10" style:family="paragraph" style:parent-style-name="Text_20_body">
      <style:text-properties style:font-name="Calibri2"/>
    </style:style>
    <style:style style:name="P11" style:family="paragraph" style:parent-style-name="Aran">
      <style:text-properties style:font-name="Awami Nastaliq1"/>
    </style:style>
    <style:style style:name="P12" style:family="paragraph" style:parent-style-name="Aran">
      <style:text-properties style:font-name="Awami Nastaliq1" officeooo:paragraph-rsid="00583c80"/>
    </style:style>
    <style:style style:name="P13" style:family="paragraph" style:parent-style-name="Aran">
      <style:paragraph-properties fo:text-align="end" style:justify-single-word="false" style:writing-mode="rl-tb"/>
      <style:text-properties officeooo:rsid="003f0ee9" fo:background-color="#ffffff" style:font-name-complex="Awami Nastaliq1"/>
    </style:style>
    <style:style style:name="P14" style:family="paragraph" style:parent-style-name="Aran">
      <style:paragraph-properties fo:text-align="end" style:justify-single-word="false" style:writing-mode="rl-tb"/>
      <style:text-properties fo:background-color="#ffffff" style:font-name-complex="Awami Nastaliq1"/>
    </style:style>
    <style:style style:name="P15" style:family="paragraph" style:parent-style-name="Aran">
      <style:paragraph-properties fo:text-align="end" style:justify-single-word="false" style:writing-mode="rl-tb"/>
      <style:text-properties style:font-name-complex="Awami Nastaliq1"/>
    </style:style>
    <style:style style:name="P16" style:family="paragraph" style:parent-style-name="Aran">
      <style:paragraph-properties fo:text-align="end" style:justify-single-word="false" style:writing-mode="rl-tb"/>
      <style:text-properties officeooo:paragraph-rsid="004e56e3" style:font-name-complex="Awami Nastaliq1"/>
    </style:style>
    <style:style style:name="P17"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1" style:font-size-complex="18pt"/>
    </style:style>
    <style:style style:name="T1" style:family="text">
      <style:text-properties officeooo:rsid="00541618"/>
    </style:style>
    <style:style style:name="T2" style:family="text">
      <style:text-properties officeooo:rsid="004e56e3"/>
    </style:style>
    <style:style style:name="T3" style:family="text">
      <style:text-properties officeooo:rsid="00197b4e"/>
    </style:style>
    <style:style style:name="T4" style:family="text">
      <style:text-properties officeooo:rsid="00317070"/>
    </style:style>
    <style:style style:name="T5" style:family="text">
      <style:text-properties officeooo:rsid="0041be78" fo:background-color="#ffffff" loext:char-shading-value="0"/>
    </style:style>
    <style:style style:name="T6" style:family="text">
      <style:text-properties officeooo:rsid="004e56e3" fo:background-color="#ffffff" loext:char-shading-value="0"/>
    </style:style>
    <style:style style:name="T7" style:family="text">
      <style:text-properties officeooo:rsid="0050a29d" fo:background-color="#ffffff" loext:char-shading-value="0"/>
    </style:style>
    <style:style style:name="T8" style:family="text">
      <style:text-properties style:font-name="Awami Nastaliq Alpha1Plus" officeooo:rsid="00317070"/>
    </style:style>
    <style:style style:name="T9" style:family="text">
      <style:text-properties style:font-name="Awami Nastaliq Alpha1Plus" fo:font-size="18pt" style:font-size-asian="18pt" style:font-size-complex="18pt"/>
    </style:style>
    <style:style style:name="T10" style:family="text">
      <style:text-properties officeooo:rsid="0037bfdf"/>
    </style:style>
    <style:style style:name="T11" style:family="text">
      <style:text-properties officeooo:rsid="00466a95"/>
    </style:style>
    <style:style style:name="T12" style:family="text">
      <style:text-properties officeooo:rsid="00506199"/>
    </style:style>
    <style:style style:name="T13" style:family="text">
      <style:text-properties officeooo:rsid="00560cbf"/>
    </style:style>
    <style:style style:name="T14" style:family="text">
      <style:text-properties officeooo:rsid="0058db7e"/>
    </style:style>
    <style:style style:name="T15" style:family="text">
      <style:text-properties officeooo:rsid="0059c3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wami <text:span text:style-name="T1">Nastaliq </text:span>Type Sample</text:p>
      <text:p text:style-name="P10">The <text:span text:style-name="T13">Awami Nastaliq </text:span>font is intended to support all of the characters listed in this document. <text:span text:style-name="T11">The main design work is done. </text:span></text:p>
      <text:p text:style-name="P3">Character Set</text:p>
      <text:p text:style-name="P6">Basic Latin</text:p>
      <text:p text:style-name="P11">! " # $ % &amp; ' ( ) * + , - . / 0 1 2 3 4 5 6 7 8 9 : ; &lt; = &gt; ? @ A B C D E F G H I J K L M N O P Q R S T U V W X Y Z [ \ ] ^ _ ` a b c d e f g h i j k l m n o p q r s t u v w x y z { | } ~</text:p>
      <text:p text:style-name="P6">Latin-1 Supplement</text:p>
      <text:p text:style-name="P11">¡ ¢ £ ¤ ¥ ¦ § ¨ © ª « ¬ ­ ® ¯ ° ± ² ³ ´ µ ¶ · ¸ ¹ º » ¼ ½ ¾ ¿ À Á Â Ã Ä Å Æ Ç È É Ê Ë Ì Í Î Ï <text:span text:style-name="T13">Ð</text:span>Ñ Ò Ó Ô Õ Ö × Ø Ù Ú Û Ü Ý Þ ß à á â ã ä å æ ç è é ê ë ì í î ï <text:span text:style-name="T14">ð</text:span>ñ ò ó ô õ ö ÷ ø ù ú û ü ý þ ÿ </text:p>
      <text:p text:style-name="P6">Latin Extended-A</text:p>
      <text:p text:style-name="P11">ı Œ œ Š š Ÿ Ž ž</text:p>
      <text:p text:style-name="P6"><text:soft-page-break/>Latin Extended-B</text:p>
      <text:p text:style-name="P11">ƒ </text:p>
      <text:p text:style-name="Heading_20_3">Spacing Modifier Letters</text:p>
      <text:p text:style-name="P11">ˆ ˇ <text:span text:style-name="T3">ˉ</text:span> ː ˘ ˙ ˚ ˛ ˜ <text:s/></text:p>
      <text:p text:style-name="P8">Combining Diacritical Marks</text:p>
      <text:p text:style-name="P12">◌̧◌̀ ◌́ ◌̂ ◌̃ ◌̈ ◌̊ ◌̌ ◌̧</text:p>
      <text:p text:style-name="P7">General Punctuation</text:p>
      <text:p text:style-name="P11">‐ ‑ ‒ – — ― ‘ ’ ‚ “ ” „ † ‡ • ‥… ‰ ‹ › ⁄ </text:p>
      <text:p text:style-name="Heading_20_3">Superscripts and Subscripts</text:p>
      <text:p text:style-name="P11">⁴</text:p>
      <text:p text:style-name="Heading_20_3">Currency Symbols</text:p>
      <text:p text:style-name="P11">€</text:p>
      <text:p text:style-name="Heading_20_3"><text:soft-page-break/>Letterlike Symbols &amp; Geometric Shapes</text:p>
      <text:p text:style-name="P11">™ ◌</text:p>
      <text:p text:style-name="Heading_20_3">Arabic </text:p>
      <text:p text:style-name="P13">؀؁؂؃؄؉؊؋،؍؎؏◌ؐ◌ؑ◌ؒ◌ؓ◌ؔ◌ؕ؛؟ؠ ء آ أ ؤ إ ئ ا ب ة ت ث ج ح خ د ذ ر ز س ش ص ض ط ظ ع غ ف ق ك ل م ن ه و ى ي</text:p>
      <text:p text:style-name="P5">◌ً◌ٌ◌ٍ◌َ◌ُ◌ِ◌ّ◌ْ◌ٓ◌ٔ◌ٕ◌ٖ◌ٗ◌٘◌ٙ◌ٚ◌ٛ◌ٞ◌ٟ</text:p>
      <text:p text:style-name="P16"><text:span text:style-name="T9"><text:s/></text:span><text:span text:style-name="T5">٠١٢٣٤٥٦٧٨٩٪٫٬٭ ٮ ٯ ◌ٰ ٱ ٲ ٳ ٴ ٵ ٹ ٺ ٻ ټ ٽ پ ځ ڃ ڄ څ چ ڇ ڈ ډ ڊ ڋ ڎ ڐ ڑ ړ ڔ <text:s/>ڕ ږ ڗ ژ ڙ ښ ڜ ڞ ڡ ڤ ڥ ک ګ گ ڰ ڱ ڳ ڵ ڷ ڹ ں ڻ ڼ ھ ۀ ہ ۂ ۃ ۄ ۅ ۆ ۇ </text:span><text:span text:style-name="T7">ۈ</text:span><text:span text:style-name="T5"> ۉ </text:span><text:span text:style-name="T7">ۊ ۋ</text:span><text:span text:style-name="T5"> ی ۍ ێ </text:span><text:span text:style-name="T7">ۏ</text:span><text:span text:style-name="T5"> ې ے ۓ <text:s/>۔ <text:s/></text:span><text:span text:style-name="T6">ە </text:span><text:span text:style-name="T5"><text:s/>◌ۜ <text:s/>۝ ◌۠ ◌ۡ ◌۪ ◌ۭ ۰ ۱ ۲ ۳ ۴ ۵ ۶ ۷ ۸ ۹ ۻ </text:span></text:p>
      <text:p text:style-name="Heading_20_3"><text:s/><text:span text:style-name="T2">A</text:span>rabic Supplement <text:s/></text:p>
      <text:p text:style-name="P14"><text:s/>ݙ ݜ ݣ ݨ ݩ ݪ ݫ ݬ ݭ ݮ ݯ ݰ ݱ ݲ ݳ ݴ ݵ ݶ ݷ ݸ ݹ ݺ ݻ ݼ ݽ <text:span text:style-name="T12">ݾ ݿ</text:span></text:p>
      <text:p text:style-name="Heading_20_3"><text:soft-page-break/>Arabic Extended-A</text:p>
      <text:p text:style-name="P17">◌ࣿ</text:p>
      <text:p text:style-name="Heading_20_3">Arabic Presentation Forms</text:p>
      <text:p text:style-name="P5">﴾ ﴿ﷲ <text:span text:style-name="T2">﷼</text:span></text:p>
      <text:p text:style-name="P2"/>
      <text:p text:style-name="Heading_20_2">Arabic Shaping (some basic shapes):</text:p>
      <text:p text:style-name="P5">ب ببب ج ججج س سسس <text:s/><text:span text:style-name="T4">ض ضضض ظ ظظظ غ غغغ <text:s/>ف ففف ق ققق ك ككك <text:s/>ل للل م ممم ن ننن ي ييي ڋ بڋ ږ بږ <text:s text:c="2"/></text:span><text:span text:style-name="T8">ھ <text:s/>ھھھ</text:span></text:p>
      <text:p text:style-name="P5"/>
      <text:p text:style-name="P4">Awami <text:span text:style-name="T15">Nastaliq </text:span>Running Text</text:p>
      <text:p text:style-name="Heading_20_3"><text:span text:style-name="T10">One paragraph from Urdu </text:span>UDHR</text:p>
      <text:p text:style-name="P5">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5"/>
      <text:p text:style-name="P4"><text:span text:style-name="T10">Three paragraphs from S</text:span>araiki UDHR</text:p>
      <text:p text:style-name="P5">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5">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5">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 v.1.900" svg:font-family="'Awami Nastaliq Beta v.1.900'" style:font-pitch="variable"/>
    <style:font-face style:name="Scheherazade" svg:font-family="Scheherazade" style:font-pitch="variable"/>
    <style:font-face style:name="Alkalami" svg:font-family="Alkala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style:font-name="Calibri1"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fo:font-family="'Awami Nastaliq'" style:font-style-name="Regular" style:font-pitch="variable" fo:font-size="18pt" style:font-size-asian="18pt" style:font-name-complex="Awami Nastaliq" style:font-family-complex="'Awami Nastaliq'" style:font-style-name-complex="Regular" style:font-pitch-complex="variable" style:font-size-complex="18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font-name="Calibri1" fo:font-family="Calibri" style:font-style-name="Regular" style:font-family-generic="swiss" style:font-pitch="variable" style:font-name-asian="Calibri1" style:font-family-asian="Calibri" style:font-style-name-asian="Regular" style:font-family-generic-asian="swiss" style:font-pitch-asian="variable" style:font-name-complex="Calibri1" style:font-family-complex="Calibri" style:font-style-name-complex="Regular"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2" fo:font-size="10pt" officeooo:rsid="002ee42b" officeooo:paragraph-rsid="002ee42b" style:font-size-asian="10pt" style:font-size-complex="10pt"/>
    </style:style>
    <style:style style:name="MT1" style:family="text">
      <style:text-properties officeooo:rsid="00541618"/>
    </style:style>
    <style:style style:name="MT2" style:family="text">
      <style:text-properties officeooo:rsid="004e56e3"/>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ext:span text:style-name="MT1">Nastaliq </text:span>Type Sample (LibreOffice <text:span text:style-name="MT2">6.3.0 beta1</text:span>)<text:tab/><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25T12:50:06.110000000</meta:creation-date>
    <dc:date>2019-06-05T16:51:41.020000000</dc:date>
    <meta:editing-duration>PT4H37M23S</meta:editing-duration>
    <meta:editing-cycles>75</meta:editing-cycles>
    <meta:generator>LibreOfficeDev/6.3.0.0.beta1$Windows_X86_64 LibreOffice_project/a187af327633f5f00363be5131bd21a13e0f1a7b</meta:generator>
    <meta:print-date>2019-04-04T17:11:04.843000000</meta:print-date>
    <meta:document-statistic meta:table-count="0" meta:image-count="0" meta:object-count="0" meta:page-count="6" meta:paragraph-count="43" meta:word-count="761" meta:character-count="2675" meta:non-whitespace-character-count="1927"/>
  </office:meta>
</office:document-meta>
</file>